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0c44e4" officeooo:paragraph-rsid="000c44e4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0d35d0" officeooo:paragraph-rsid="000d35d0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rsid="0010209b" officeooo:paragraph-rsid="0010209b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officeooo:rsid="000c44e4" officeooo:paragraph-rsid="000c44e4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rsid="000d35d0" officeooo:paragraph-rsid="000d35d0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officeooo:rsid="000ec0f1" officeooo:paragraph-rsid="000ec0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otes</text:p>
      <text:p text:style-name="Text_20_body"/>
      <text:p text:style-name="P1">In our case, projectname is 'iitb_spc' and appname, unless specified is 'accounts'.</text:p>
      <text:p text:style-name="Text_20_body"/>
      <text:list xml:id="list3418312151" text:style-name="L1">
        <text:list-item>
          <text:p text:style-name="P7">The main URLs file is the `projectname/urls.py` file. There, add </text:p>
          <text:p text:style-name="P7"><text:tab/>path('', include('appname.urls')), </text:p>
          <text:p text:style-name="P7">It is a good practice to keep the original urls.py file as clean as possible.</text:p>
          <text:p text:style-name="P5"/>
        </text:list-item>
        <text:list-item>
          <text:p text:style-name="P7">The templates directory is handled by projectname/settings.py, under TEMPLATES &gt;&gt; DIRS. It should be [] for a newly created project.</text:p>
          <text:p text:style-name="P5"/>
        </text:list-item>
        <text:list-item>
          <text:p text:style-name="P7">Once the line is added in the projectname/urls.py, add the required URLs to appname/urls.py.</text:p>
          <text:p text:style-name="P5"/>
        </text:list-item>
        <text:list-item>
          <text:p text:style-name="P7">The name=&lt;name&gt; field (third field) in urlpatterns &gt;&gt; path function is used by items such as success_url = reverse_lazy('&lt;name&gt;') in appname/views.py.</text:p>
        </text:list-item>
      </text:list>
      <text:p text:style-name="P2"/>
      <text:list xml:id="list120236977956651" text:continue-numbering="true" text:style-name="L1">
        <text:list-item>
          <text:p text:style-name="P8">There is the django.contrib.auth built-in app, that aids in dealing with registration, login, password change, etc. The LOGIN_REDIRECT_URL is still used. This app does not have a signup page – we need to supply it. It uses the templates in the templates/registration/ directory. The urls still need to be mentioned (or included) in the appropriate urls.py file.</text:p>
        </text:list-item>
      </text:list>
      <text:p text:style-name="P3"/>
      <text:list xml:id="list120236908639293" text:continue-numbering="true" text:style-name="L1">
        <text:list-item>
          <text:p text:style-name="P9"><text:soft-page-break/>The signup page has been supplied in the accounts/views.py file – there does exist a built-in UserCreationForm.</text:p>
        </text:list-item>
      </text:list>
      <text:p text:style-name="P4"/>
      <text:list xml:id="list120235754419237" text:continue-numbering="true" text:style-name="L1">
        <text:list-item>
          <text:p text:style-name="P10">Currently, the page after login is the home.html page. This url has been specified in the iitb_spc/settings.py file. That this url points to this file has been specified in the accounts/urls.py file.</text:p>
        </text:list-item>
      </text:list>
      <text:p text:style-name="Text_20_body"/>
      <text:list xml:id="list120236560952556" text:continue-numbering="true" text:style-name="L1">
        <text:list-item>
          <text:p text:style-name="P6">Static files url is specified by the prefix STATIC_URL in settings.py. The actual folder in which these files are located in specified by the STATICFILES_DIRS, also in settings.py. In the template, these can be included by lines such as </text:p>
          <text:p text:style-name="P6">{% load static %}</text:p>
          <text:p text:style-name="P6">&lt;script src="{% static 'webclient.js' %}"&gt;&lt;/script&gt;</text:p>
          <text:p text:style-name="P6">In our case, the static files are stored in webclient/ directory in the project root.</text:p>
        </text:list-item>
        <text:list-item>
          <text:p text:style-name="P6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09:16:44.585770750</meta:creation-date>
    <dc:date>2018-11-19T12:02:35.383605224</dc:date>
    <meta:editing-duration>PT14M39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2" meta:paragraph-count="16" meta:word-count="271" meta:character-count="1719" meta:non-whitespace-character-count="1466"/>
  </office:meta>
</office:document-meta>
</file>